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2" style:family="paragraph" style:parent-style-name="Table_20_Contents">
      <style:paragraph-properties fo:margin-left="0cm" fo:margin-right="0cm" fo:margin-top="0cm" fo:margin-bottom="0.499cm" fo:text-indent="0cm" style:auto-text-indent="false"/>
      <style:text-properties style:font-name="Times New Roman" fo:font-size="14pt" style:font-size-asian="14pt" style:font-size-complex="14pt"/>
    </style:style>
    <style:style style:name="P3" style:family="paragraph" style:parent-style-name="Table_20_Contents">
      <style:paragraph-properties fo:margin-top="0cm" fo:margin-bottom="0.499cm" fo:text-align="center" style:justify-single-word="false"/>
    </style:style>
    <style:style style:name="P4" style:family="paragraph" style:parent-style-name="Table_20_Contents">
      <style:paragraph-properties fo:margin-top="0cm" fo:margin-bottom="0.499cm"/>
      <style:text-properties style:font-name="Times New Roman" fo:font-size="14pt" style:font-size-asian="14pt" style:font-size-complex="14pt"/>
    </style:style>
    <style:style style:name="P5"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6" style:family="paragraph" style:parent-style-name="Table_20_Contents" style:list-style-name="L1">
      <style:text-properties style:font-name="Times New Roman" fo:font-size="14pt" style:font-size-asian="14pt" style:font-size-complex="14pt"/>
    </style:style>
    <style:style style:name="P7" style:family="paragraph" style:parent-style-name="Table_20_Contents" style:list-style-name="L2">
      <style:text-properties style:font-name="Times New Roman" fo:font-size="14pt" style:font-size-asian="14pt" style:font-size-complex="14pt"/>
    </style:style>
    <style:style style:name="P8" style:family="paragraph" style:parent-style-name="Table_20_Contents" style:list-style-name="L3">
      <style:text-properties style:font-name="Times New Roman" fo:font-size="14pt" style:font-size-asian="14pt" style:font-size-complex="14pt"/>
    </style:style>
    <style:style style:name="P9" style:family="paragraph" style:parent-style-name="Table_20_Contents" style:list-style-name="L1">
      <style:paragraph-properties fo:margin-top="0cm" fo:margin-bottom="0.499cm"/>
      <style:text-properties style:font-name="Times New Roman" fo:font-size="14pt" style:font-size-asian="14pt" style:font-size-complex="14pt"/>
    </style:style>
    <style:style style:name="P10" style:family="paragraph" style:parent-style-name="Table_20_Contents" style:list-style-name="L2">
      <style:paragraph-properties fo:margin-top="0cm" fo:margin-bottom="0.499cm"/>
      <style:text-properties style:font-name="Times New Roman" fo:font-size="14pt" style:font-size-asian="14pt" style:font-size-complex="14pt"/>
    </style:style>
    <style:style style:name="P11" style:family="paragraph" style:parent-style-name="Table_20_Contents" style:list-style-name="L3">
      <style:paragraph-properties fo:margin-top="0cm" fo:margin-bottom="0.499cm"/>
      <style:text-properties style:font-name="Times New Roman" fo:font-size="14pt" style:font-size-asian="14pt" style:font-size-complex="14pt"/>
    </style:style>
    <style:style style:name="T1" style:family="text">
      <style:text-properties fo:language="en" fo:country="US"/>
    </style:style>
    <style:style style:name="T2" style:family="text">
      <style:text-properties style:font-name="Times New Roman"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Вопрос 13. Сценарий. Кооперация. Уровни прецедентов. Организация прецедентов. Диаграмма прецедентов. Моделирование требований к системе.</text:h>
      <text:p text:style-name="P1">Начало — в <text:span text:style-name="T1">Q10.</text:span></text:p>
      <text:p text:style-name="P3"><text:span text:style-name="Strong_20_Emphasis"><text:span text:style-name="T2">Диаграмма прецедентов</text:span></text:span></text:p>
      <text:p text:style-name="P4">Диаграммы прецедентов представляют собой один из пяти типов диаграмм, применяемых в UML для моделирования динамических аспектов системы (остальные четыре типа - это диаграммы деятельности, состояний, последовательностей и кооперации). Диаграммы прецедентов играют основную роль в моделировании поведения системы, подсистемы или класса. Каждая из таких диаграмм показывает множество прецедентов, актеров и отношения между ними.<text:line-break/>Диаграммы прецедентов применяются для моделирования вида системы с точки зрения прецедентов (вариантов использования). Чаще всего это предполагает моделирование контекста системы, подсистемы или класса либо моделирование требований, предъявляемых к поведению указанных элементов.<text:line-break/>Диаграммы прецедентов имеют большое значение для визуализации, специфицирования и документирования поведения элемента. Они облегчают понимание систем, подсистем или классов, представляя взгляд извне на то, как данные элементы могут быть использованы в соответствующем контексте. Кроме того, такие диаграммы важны для тестирования исполняемых систем в процессе прямого проектирования и понимания их внутреннего устройства при обратном проектировании.</text:p>
      <text:p text:style-name="P4">Диаграммой прецедентов (use case diagram), называется диаграмма, на которой показана совокупность прецедентов и актеров, а также отношения между ними. Диаграммы прецедентов обладают стандартными свойствами, присущими любой диаграмме, именем и графическим содержанием, которое представляет собой одну из проекций модели. Диаграмма прецедентов отличается от прочих своим конкретным содержанием. Диаграммы прецедентов обычно включают в себя:</text:p>
      <text:list xml:id="list34177983" text:style-name="L1">
        <text:list-item>
          <text:p text:style-name="P6">прецеденты, </text:p>
        </text:list-item>
        <text:list-item>
          <text:p text:style-name="P6">актеров, </text:p>
        </text:list-item>
        <text:list-item>
          <text:p text:style-name="P6">отношения зависимости, обобщения и ассоциации, </text:p>
        </text:list-item>
        <text:list-item>
          <text:p text:style-name="P9">как и все остальные диаграммы, они могут содержать примечания и ограничения. </text:p>
        </text:list-item>
      </text:list>
      <text:p text:style-name="P2">Иногда диаграммы прецедентов помещают в пакеты, применяемые для группирования элементов модели в более крупные блоки, в ряде случаев и экземпляры прецедентов, особенно если надо визуализировать конкретную исполняемую систему.<text:line-break/>Диаграммы прецедентов, или вариантов использования, применяют для моделирования статического вида системы с точки зрения прецедентов. Это вид охватывает главным образом поведение системы, то есть видимые извне сервисы, предоставляемые системой в контексте ее окружения. При моделировании статического вида системы с точки зрения прецедентов диаграммы использования обычно применяют двумя способами: для моделирования контекста системы и для моделирования требований.</text:p>
      <text:p text:style-name="P3"><text:span text:style-name="Strong_20_Emphasis"><text:span text:style-name="T2">Моделирование контекста системы</text:span></text:span></text:p>
      <text:p text:style-name="P4">Моделирование контекста системы подразумевает, что мы обводим систему воображаемой линией и выявляем актеров, которые находятся за этой линией и взаимодействуют с системой. <text:soft-page-break/>Диаграммы прецедентов нужны на этом этапе для идентификации актеров и семантики их ролей.<text:line-break/>Любая система содержит внутри себя какие-либо сущности, в то время как другие сущности остаются за ее пределами. Сущности внутри системы отвечают за реализацию поведения, которого ожидают сущности находящиеся снаружи. Сущности. Находящиеся вне системы и взаимодействующие с ней, составляют ее контекст. Таким образом, контекстом называется окружение системы.<text:line-break/>UML позволяет моделировать контекст с помощью диаграмм прецедентов, в которых внимание акцентируется на окружающих систему актерах. Важно правильно определить актеров, так как это позволяет описать класс сущностей взаимодействующих с системой. Еще важнее определить, что не является актером, так как при этом ограничивается окружение системы: в нем остаются только те элементы, которые участвуют в ее работе. </text:p>
      <text:p text:style-name="P4">Моделирование контекста системы состоит из следующих шагов:</text:p>
      <text:list xml:id="list34170359" text:style-name="L2">
        <text:list-item>
          <text:p text:style-name="P7">Идентифицируйте окружающих систему актеров. Для этого необходимо найти группы, которым участие системы требуется для выполнения их задач; группы, которые необходимы для осуществления системой своих функций; группы, взаимодействующие с ее внешними программными и аппаратными средствами, а также группы, выполняющие вспомогательные функции администрирования и поддержки. </text:p>
        </text:list-item>
        <text:list-item>
          <text:p text:style-name="P7">Организуйте похожих актеров с помощью отношений обобщения/специализации. </text:p>
        </text:list-item>
        <text:list-item>
          <text:p text:style-name="P7">Введите стереотипы для каждого актера, если это облегчает понимание. </text:p>
        </text:list-item>
        <text:list-item>
          <text:p text:style-name="P10">Поместите актеров на диаграмму прецедентов и определите способы их связи с прецедентами системы. </text:p>
        </text:list-item>
      </text:list>
      <text:p text:style-name="P4">Тот же метод позволят моделировать и контекст подсистемы. Вспомните, что элемент. Который на одном уровне абстракции выглядит как система, часто становится подсистемой на другом, более высоком уровне абстракции. Моделирование контекста подсистемы может пригодиться при построении системы из нескольких взаимосвязанных частей.</text:p>
      <text:p text:style-name="P3"><text:bookmark text:name="vol1"/><text:span text:style-name="Strong_20_Emphasis"><text:span text:style-name="T2">Моделирование требований к системе</text:span></text:span></text:p>
      <text:p text:style-name="P4">Моделирование требований к системе предполагает указание на то, что система должна делать с точки зрения внешнего наблюдателя, независимо от того, как она должна это делать. Диаграммы прецедентов нужны здесь для специфицирования желаемого поведения системы. Они позволяют рассматривать всю систему как "черный ящик": вы видите все, что находится вне ее, наблюдаете за ее реакцией на события, но ничего не знаете о внутреннем устройстве.<text:line-break/>Требование (requirement) - это особенность проекта, свойство или поведение системы. Приступая к сбору требований, вы как бы описываете условия контракта, заключаемого между системой и сущностями вне ее, в котором декларируете, что система должна делать. При этом, как правило, вас заботит не то, как именно система будет выполнять поставленные перед ней задачи, а только то, что она будет делать. Хорошо спроектированная система должна полностью выполнять все требования, причем делать это предсказуемо и надежно. Ее создание начинается с соглашения о том, каково ее назначение, хотя в ходе разработки понимание требований будет постоянно изменяться. Аналогично при работе с готовой системой понимание того. Как она себя ведет, имеет принципиальное значение для ее правильного использования.</text:p>
      <text:p text:style-name="P4">Требования можно выразить по-разному, от неструктурированного текста до выражений на формальном языке, или, например, с помощью примечаний. Большая часть функциональных <text:soft-page-break/>требований к системе, или даже все они, может быть выражена в виде прецедентов использования, в чем помогают диаграммы прецедентов UML. Моделирование требований осуществляется следующим образом:</text:p>
      <text:list xml:id="list34157210" text:style-name="L3">
        <text:list-item>
          <text:p text:style-name="P8">Установите контекст системы, идентифицировав окружающих ее актеров. </text:p>
        </text:list-item>
        <text:list-item>
          <text:p text:style-name="P8">Для каждого актера рассмотрите поведение, которого он ожидает или требует от системы. </text:p>
        </text:list-item>
        <text:list-item>
          <text:p text:style-name="P8">Назовите эти общие варианты поведения как прецеденты. </text:p>
        </text:list-item>
        <text:list-item>
          <text:p text:style-name="P8">Выделите общее поведение в новые прецеденты, которые будут использоваться другими; выделите вариации поведения в новые прецеденты, расширяющие основные потоки событий. </text:p>
        </text:list-item>
        <text:list-item>
          <text:p text:style-name="P8">Смоделируйте эти прецеденты, актеров и отношения между ними на диаграмме прецедентов. </text:p>
        </text:list-item>
        <text:list-item>
          <text:p text:style-name="P11">Дополните прецеденты примечаниями, описывающими нефункциональные требования, некоторые из таких примечаний можно присоединить к системе в целом. </text:p>
        </text:list-item>
      </text:list>
      <text:p text:style-name="P2">Создавая диаграммы прецедентов в UML, помните, что каждая из них является всего лишь графическим представлением статического вида системы с точки зрения вариантов использования. Это означает, что ни одна диаграмма прецедентов, взятая в отдельности, не может, да и не охватывает этот вид целиком. В совокупности диаграммы прецедентов дают полное представление о виде системы с точки зрения вариантов использования, а каждая из них в отдельности - только об одном из его аспектов.<text:line-break/>Хорошо структурированная диаграмма прецедентов обладает следующими свойствами: акцентирует внимание на одном аспекте статического вида системы с точки зрения вариантов использования, содержит только такие прецеденты и актеров, которые важны для понимания этого аспекта, содержит только такие детали, которые соответствуют данному уроню абстракции (следует показывать только те дополнения, которые необходимы для понимания системы), не настолько лаконична, чтобы ввести читателя в заблуждение относительно важной семантики.<text:line-break/>Группа развертывания сообщает о том, как программный комплекс разбита пакеты, в каком виде он поставляется, как устанавливается и запускается на площадке заказч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footer-left>
        <text:p text:style-name="Footer"><text:page-number text:select-page="current">2</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03:57.66</dc:date>
    <meta:editing-duration>P0D</meta:editing-duration>
    <meta:editing-cycles>3</meta:editing-cycles>
    <meta:generator>LibreOffice/3.5$Windows_x86 LibreOffice_project/165a79a-7059095-e13bb37-fef39a4-9503d18</meta:generator>
    <meta:document-statistic meta:table-count="0" meta:image-count="0" meta:object-count="0" meta:page-count="3" meta:paragraph-count="30" meta:word-count="1033" meta:character-count="8071" meta:non-whitespace-character-count="7067"/>
  </office:meta>
</office:document-meta>
</file>